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 Math" svg:font-family="'Cambria Math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adornments="Regular" style:font-family-generic="roman" style:font-pitch="variable" style:font-charset="x-symbol"/>
    <style:font-face style:name="Verdana" svg:font-family="Verdana, sans-serif"/>
    <style:font-face style:name="inherit" svg:font-family="inherit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3212*"/>
    </style:style>
    <style:style style:name="Table1.B" style:family="table-column">
      <style:table-column-properties style:column-width="2.642cm" style:rel-column-width="1498*"/>
    </style:style>
    <style:style style:name="Table1.C" style:family="table-column">
      <style:table-column-properties style:column-width="8.692cm" style:rel-column-width="492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n" fo:country="US" style:font-size-asian="11pt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officeooo:paragraph-rsid="002b0369"/>
    </style:style>
    <style:style style:name="P4" style:family="paragraph" style:parent-style-name="Standard">
      <style:paragraph-properties fo:margin-top="0cm" fo:margin-bottom="0.353cm" style:contextual-spacing="false" fo:line-height="115%"/>
    </style:style>
    <style:style style:name="P5" style:family="paragraph" style:parent-style-name="Standard" style:list-style-name="WWNum1">
      <style:paragraph-properties fo:margin-left="1.27cm" fo:margin-top="0cm" fo:margin-bottom="0.353cm" style:contextual-spacing="false" fo:line-height="115%" fo:text-indent="-0.635cm" style:auto-text-indent="false"/>
    </style:style>
    <style:style style:name="P6" style:family="paragraph" style:parent-style-name="Standard" style:list-style-name="WWNum1">
      <style:paragraph-properties fo:margin-left="1.27cm" fo:margin-top="0cm" fo:margin-bottom="0.353cm" style:contextual-spacing="false" fo:line-height="115%" fo:text-indent="-0.635cm" style:auto-text-indent="false"/>
      <style:text-properties officeooo:paragraph-rsid="0022e4ea"/>
    </style:style>
    <style:style style:name="P7" style:family="paragraph" style:parent-style-name="Standard">
      <style:paragraph-properties fo:margin-left="1.27cm" fo:margin-top="0cm" fo:margin-bottom="0.353cm" style:contextual-spacing="false" fo:line-height="115%" fo:text-indent="-0.635cm" style:auto-text-indent="false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officeooo:paragraph-rsid="0022e4ea"/>
    </style:style>
    <style:style style:name="P9" style:family="paragraph" style:parent-style-name="Standard" style:list-style-name="L2">
      <style:paragraph-properties fo:margin-top="0cm" fo:margin-bottom="0.353cm" style:contextual-spacing="false" fo:line-height="115%"/>
      <style:text-properties officeooo:paragraph-rsid="0022e4ea"/>
    </style:style>
    <style:style style:name="P10" style:family="paragraph" style:parent-style-name="Standard" style:list-style-name="L2">
      <style:paragraph-properties fo:margin-top="0cm" fo:margin-bottom="0.353cm" style:contextual-spacing="false" fo:line-height="115%"/>
      <style:text-properties officeooo:paragraph-rsid="0023f644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officeooo:paragraph-rsid="0023f644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officeooo:paragraph-rsid="002873d6"/>
    </style:style>
    <style:style style:name="P13" style:family="paragraph" style:parent-style-name="Standard" style:list-style-name="L3">
      <style:paragraph-properties fo:margin-top="0cm" fo:margin-bottom="0.353cm" style:contextual-spacing="false" fo:line-height="115%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officeooo:paragraph-rsid="002b0369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fo:color="#4bacc6" loext:opacity="100%" style:font-name="Calibri" fo:font-size="16pt" fo:language="en" fo:country="US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P16" style:family="paragraph" style:parent-style-name="Standard">
      <style:text-properties style:use-window-font-color="true" loext:opacity="0%" style:font-name="Calibri" fo:font-size="11pt" fo:language="en" fo:country="US" fo:font-style="normal" style:text-underline-style="none" fo:font-weight="bold" style:font-size-asian="11pt" style:font-style-asian="normal" style:font-weight-asian="bold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officeooo:rsid="002873d6" officeooo:paragraph-rsid="002873d6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fo:color="#1eb6c9" loext:opacity="100%" style:font-name="Calibri1" fo:font-size="15pt" fo:font-style="italic" style:text-underline-style="solid" style:text-underline-width="auto" style:text-underline-color="font-color" fo:font-weight="bold" officeooo:rsid="002936ad" officeooo:paragraph-rsid="002936a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fo:color="#1eb6c9" loext:opacity="100%" style:font-name="Calibri1" fo:font-size="16pt" fo:font-style="italic" style:text-underline-style="solid" style:text-underline-width="auto" style:text-underline-color="font-color" fo:font-weight="bold" officeooo:rsid="002b0369" officeooo:paragraph-rsid="002b0369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fo:color="#1eb6c9" loext:opacity="100%" fo:font-size="16pt" fo:font-style="italic" style:text-underline-style="solid" style:text-underline-width="auto" style:text-underline-color="font-color" fo:font-weight="bold" officeooo:rsid="002c192c" officeooo:paragraph-rsid="002c192c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Standard" style:list-style-name="L3">
      <style:paragraph-properties fo:margin-top="0cm" fo:margin-bottom="0.353cm" style:contextual-spacing="false" fo:line-height="115%"/>
      <style:text-properties style:font-name="Calibri1" fo:font-size="11pt" officeooo:rsid="002873d6" officeooo:paragraph-rsid="002873d6" style:font-size-asian="11pt" style:font-size-complex="11pt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style:font-name="Calibri1" fo:font-size="11pt" officeooo:rsid="002873d6" officeooo:paragraph-rsid="002873d6" style:font-size-asian="11pt" style:font-size-complex="11pt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officeooo:rsid="002936ad" officeooo:paragraph-rsid="002936ad"/>
    </style:style>
    <style:style style:name="P24" style:family="paragraph" style:parent-style-name="Standard" style:list-style-name="L4">
      <style:paragraph-properties fo:margin-top="0cm" fo:margin-bottom="0.353cm" style:contextual-spacing="false" fo:line-height="115%"/>
      <style:text-properties officeooo:rsid="002b0369" officeooo:paragraph-rsid="002b0369"/>
    </style:style>
    <style:style style:name="P25" style:family="paragraph" style:parent-style-name="Standard" style:list-style-name="L4">
      <style:paragraph-properties fo:margin-top="0cm" fo:margin-bottom="0.353cm" style:contextual-spacing="false" fo:line-height="115%"/>
      <style:text-properties fo:font-weight="bold" officeooo:rsid="002b0369" officeooo:paragraph-rsid="002b0369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rsid="0025c846" officeooo:paragraph-rsid="0025c846"/>
    </style:style>
    <style:style style:name="P27" style:family="paragraph" style:parent-style-name="Table_20_Contents">
      <style:paragraph-properties fo:text-align="start" style:justify-single-word="false"/>
      <style:text-properties officeooo:rsid="0025c846" officeooo:paragraph-rsid="0025c846"/>
    </style:style>
    <style:style style:name="P28" style:family="paragraph" style:parent-style-name="Table_20_Contents">
      <style:paragraph-properties fo:text-align="start" style:justify-single-word="false"/>
      <style:text-properties officeooo:rsid="0026ca0b" officeooo:paragraph-rsid="0026ca0b"/>
    </style:style>
    <style:style style:name="P29" style:family="paragraph" style:parent-style-name="Table_20_Contents">
      <style:paragraph-properties fo:text-align="center" style:justify-single-word="false"/>
      <style:text-properties fo:font-size="15pt" fo:font-weight="bold" officeooo:rsid="0025c846" officeooo:paragraph-rsid="0025c846" style:font-size-asian="15pt" style:font-weight-asian="bold" style:font-size-complex="15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4pt" fo:font-weight="bold" officeooo:rsid="0025c846" officeooo:paragraph-rsid="0025c846" style:font-size-asian="14pt" style:font-weight-asian="bold" style:font-size-complex="14pt" style:font-weight-complex="bold"/>
    </style:style>
    <style:style style:name="P31" style:family="paragraph">
      <loext:graphic-properties draw:fill="none" draw:fill-color="#ffffff"/>
    </style:style>
    <style:style style:name="P3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34" style:family="paragraph">
      <loext:graphic-properties draw:fill-color="#eeeee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style:font-name="Calibri" fo:font-size="11pt" fo:language="en" fo:country="US" style:font-size-asian="11pt"/>
    </style:style>
    <style:style style:name="T2" style:family="text">
      <style:text-properties fo:color="#4bacc6" loext:opacity="100%" style:font-name="Calibri" fo:font-size="24pt" fo:language="en" fo:country="US" style:text-underline-style="solid" style:text-underline-width="auto" style:text-underline-color="font-color" fo:font-weight="bold" style:font-size-asian="24pt" style:font-weight-asian="bold"/>
    </style:style>
    <style:style style:name="T3" style:family="text">
      <style:text-properties fo:color="#4bacc6" loext:opacity="100%" style:font-name="Calibri" fo:font-size="14pt" fo:language="en" fo:country="US" style:text-underline-style="none" fo:font-weight="normal" style:font-size-asian="14pt" style:font-weight-asian="normal"/>
    </style:style>
    <style:style style:name="T4" style:family="text">
      <style:text-properties fo:color="#4bacc6" loext:opacity="100%" style:font-name="Calibri" fo:font-size="16pt" fo:language="en" fo:country="US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T5" style:family="text">
      <style:text-properties fo:color="#4bacc6" loext:opacity="100%" style:font-name="Calibri" fo:font-size="12pt" fo:language="en" fo:country="US" fo:font-style="normal" style:text-underline-style="none" fo:font-weight="normal" style:font-size-asian="12pt" style:font-style-asian="normal" style:font-weight-asian="normal"/>
    </style:style>
    <style:style style:name="T6" style:family="text">
      <style:text-properties style:use-window-font-color="true" loext:opacity="0%" style:font-name="Calibri" fo:font-size="11pt" fo:language="en" fo:country="US" fo:font-style="normal" style:text-underline-style="none" fo:font-weight="normal" style:font-size-asian="11pt" style:font-style-asian="normal" style:font-weight-asian="normal"/>
    </style:style>
    <style:style style:name="T7" style:family="text">
      <style:text-properties style:use-window-font-color="true" loext:opacity="0%" style:font-name="Calibri" fo:font-size="11pt" fo:language="en" fo:country="US" fo:font-style="normal" style:text-underline-style="none" fo:font-weight="normal" officeooo:rsid="002873d6" style:font-size-asian="11pt" style:font-style-asian="normal" style:font-weight-asian="normal"/>
    </style:style>
    <style:style style:name="T8" style:family="text">
      <style:text-properties style:use-window-font-color="true" loext:opacity="0%" style:font-name="Calibri" fo:font-size="11pt" fo:language="en" fo:country="US" fo:font-style="normal" style:text-underline-style="none" fo:font-weight="bold" style:font-size-asian="11pt" style:font-style-asian="normal" style:font-weight-asian="bold"/>
    </style:style>
    <style:style style:name="T9" style:family="text">
      <style:text-properties style:use-window-font-color="true" loext:opacity="0%" style:font-name="Calibri" fo:font-size="11pt" fo:language="en" fo:country="US" fo:font-style="normal" style:text-underline-style="none" fo:font-weight="bold" officeooo:rsid="002873d6" style:font-size-asian="11pt" style:font-style-asian="normal" style:font-weight-asian="bold" style:font-weight-complex="bold"/>
    </style:style>
    <style:style style:name="T10" style:family="text">
      <style:text-properties style:use-window-font-color="true" loext:opacity="0%" style:font-name="Cambria Math" fo:font-size="11pt" fo:language="en" fo:country="US" fo:font-style="normal" style:text-underline-style="none" fo:font-weight="bold" style:font-size-asian="11pt" style:font-style-asian="normal" style:font-weight-asian="bold"/>
    </style:style>
    <style:style style:name="T11" style:family="text">
      <style:text-properties style:use-window-font-color="true" loext:opacity="0%" style:font-name="Cambria Math" fo:font-size="11pt" fo:language="en" fo:country="US" fo:font-style="normal" style:text-underline-style="none" fo:font-weight="normal" style:font-size-asian="11pt" style:font-style-asian="normal" style:font-weight-asian="normal"/>
    </style:style>
    <style:style style:name="T12" style:family="text">
      <style:text-properties style:use-window-font-color="true" loext:opacity="0%" style:font-name="Calibri1" fo:font-size="11pt" fo:language="en" fo:country="US" fo:font-style="normal" style:text-underline-style="none" fo:font-weight="normal" style:font-size-asian="11pt" style:font-style-asian="normal" style:font-weight-asian="normal" style:font-size-complex="11pt"/>
    </style:style>
    <style:style style:name="T13" style:family="text">
      <style:text-properties style:use-window-font-color="true" loext:opacity="0%" style:font-name="Calibri1" fo:font-size="11pt" fo:language="en" fo:country="US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T14" style:family="text">
      <style:text-properties fo:font-variant="normal" fo:text-transform="none" fo:color="#000000" loext:opacity="100%" style:font-name="Calibri1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/>
    </style:style>
    <style:style style:name="T15" style:family="text">
      <style:text-properties fo:font-variant="normal" fo:text-transform="none" fo:color="#000000" loext:opacity="100%" style:font-name="Calibri1" fo:font-size="11pt" fo:letter-spacing="normal" fo:language="en" fo:country="US" fo:font-style="normal" style:text-underline-style="none" fo:font-weight="normal" officeooo:rsid="0022e4ea" style:font-size-asian="11pt" style:font-style-asian="normal" style:font-weight-asian="normal" style:font-size-complex="11pt"/>
    </style:style>
    <style:style style:name="T16" style:family="text">
      <style:text-properties fo:font-variant="normal" fo:text-transform="none" fo:color="#000000" loext:opacity="100%" style:font-name="Calibri1" fo:font-size="11pt" fo:letter-spacing="normal" fo:language="en" fo:country="US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T17" style:family="text">
      <style:text-properties fo:font-variant="normal" fo:text-transform="none" fo:color="#000000" loext:opacity="100%" fo:letter-spacing="normal" fo:font-style="normal" fo:font-weight="normal"/>
    </style:style>
    <style:style style:name="T18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letter-spacing="normal"/>
    </style:style>
    <style:style style:name="T21" style:family="text">
      <style:text-properties officeooo:rsid="0026ca0b"/>
    </style:style>
    <style:style style:name="T22" style:family="text">
      <style:text-properties fo:font-weight="bold" officeooo:rsid="002b0369" style:font-weight-asian="bold" style:font-weight-complex="bold"/>
    </style:style>
    <style:style style:name="T23" style:family="text">
      <style:text-properties fo:color="#1eb6c9" loext:opacity="100%" style:font-name="Calibri" fo:font-size="15pt" fo:language="en" fo:country="US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T24" style:family="text">
      <style:text-properties officeooo:rsid="002b0369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5.90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861cm" fo:min-width="2.93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037cm" fo:min-width="3.034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102cm" fo:min-width="2.37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eeeeee" draw:textarea-horizontal-align="justify" draw:textarea-vertical-align="top" draw:auto-grow-height="false" fo:min-height="2.036cm" fo:min-width="2.55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102cm" fo:min-width="2.05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eeeeee" draw:textarea-horizontal-align="justify" draw:textarea-vertical-align="top" draw:auto-grow-height="false" fo:min-height="2.036cm" fo:min-width="2.55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3"><text:span text:style-name="T2">Pandas Documentation</text:span><text:span text:style-name="T3"/></text:p>
      <text:p text:style-name="P4" loext:marker-style-name="T5"><text:span text:style-name="T4">Introduction</text:span><text:span text:style-name="T5"/></text:p>
      <text:list text:style-name="WWNum1">
        <text:list-item>
          <text:p text:style-name="P5" loext:marker-style-name="T6"><text:span text:style-name="T6">Pandas is an open-source, BSD-licensed Python library providing high-performance, easy-to-use data structures and data analysis tools for the Python programming language.</text:span><text:span text:style-name="T6"/></text:p>
        </text:list-item>
        <text:list-item>
          <text:p text:style-name="P5" loext:marker-style-name="T6"><text:span text:style-name="T6">Pandas is a powerful Python library that is specifically designed to work on data frames that have "relational" or "labeled" data.</text:span><text:span text:style-name="T6"/></text:p>
        </text:list-item>
        <text:list-item>
          <text:p text:style-name="P5" loext:marker-style-name="T6"><text:span text:style-name="T6">Pandas operates a data frame using Series and DataFrame; where Series works on a one-dimensional labeled array holding data of any type like integers, strings, and objects, while a DataFrame is a two-dimensional data structure that manages and operates data in tabular form (using rows and columns).</text:span><text:span text:style-name="T6"/></text:p>
        </text:list-item>
        <text:list-item>
          <text:p text:style-name="P5" loext:marker-style-name="T6"><text:span text:style-name="T6"><text:s/>It is most widely used in the domain of data science, engineering, research, agriculture science, management, statistics, and other related fields where computation on a data set requires or explores the data frames to find out the data insights that are required to make fruitful decisions. </text:span><text:span text:style-name="T6"/></text:p>
        </text:list-item>
        <text:list-item>
          <text:p text:style-name="P5" loext:marker-style-name="T6"><text:span text:style-name="T6">The name Pandas is derived from the word Panel Data – an Econometrics from Multidimensional data.</text:span><text:span text:style-name="T6"/></text:p>
        </text:list-item>
        <text:list-item>
          <text:p text:style-name="P5" loext:marker-style-name="T6"><text:span text:style-name="T6">In 2008, developer Wes McKinney started developing pandas when in need of high performance, flexible tool for analysis of data.</text:span><text:span text:style-name="T6"/></text:p>
        </text:list-item>
      </text:list>
      <text:p text:style-name="P4" loext:marker-style-name="T4"><text:span text:style-name="T4">Applications of Pandas</text:span><text:span text:style-name="T4"/></text:p>
      <text:p text:style-name="P15" loext:marker-style-name="T4"/>
      <text:p text:style-name="P15" loext:marker-style-name="T4"/>
      <text:p text:style-name="P15" loext:marker-style-name="T4"/>
      <text:p text:style-name="P15" loext:marker-style-name="T4"/>
      <text:p text:style-name="P15" loext:marker-style-name="T4"/>
      <text:p text:style-name="P15" loext:marker-style-name="T4"/>
      <text:p text:style-name="P15" loext:marker-style-name="T4"/>
      <text:p text:style-name="P4" loext:marker-style-name="T6"><text:span text:style-name="T4"/></text:p>
      <text:p text:style-name="P4" loext:marker-style-name="T6"><text:span text:style-name="T4"/></text:p>
      <text:p text:style-name="P4" loext:marker-style-name="T6"><text:soft-page-break/><text:span text:style-name="T4">Introduction to Data Structures</text:span></text:p>
      <text:p text:style-name="P4" loext:marker-style-name="T6"><text:span text:style-name="T6"><text:s text:c="4"/>Pandas deals with the following three data structures </text:span><text:span text:style-name="T6"/></text:p>
      <text:list xml:id="list151339998612009" text:continue-numbering="true" text:style-name="WWNum1">
        <text:list-item>
          <text:p text:style-name="P5" loext:marker-style-name="T6"><text:span text:style-name="T6">Series</text:span><text:span text:style-name="T6"/></text:p>
        </text:list-item>
        <text:list-item>
          <text:p text:style-name="P5" loext:marker-style-name="T6"><text:span text:style-name="T6">DataFrame</text:span><text:span text:style-name="T6"/></text:p>
        </text:list-item>
        <text:list-item>
          <text:p text:style-name="P6" loext:marker-style-name="T6"><draw:custom-shape text:anchor-type="paragraph" draw:z-index="2" draw:name="Shape 4" draw:style-name="gr5" draw:text-style-name="P34" svg:width="3.617cm" svg:height="2.876cm" svg:x="10.485cm" svg:y="0.229cm"><text:p text:style-name="P33"><text:span text:style-name="T26"><text:s text:c="5"/></text:span><text:span text:style-name="T27">Panel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0" draw:name="Shape 1" draw:style-name="gr7" draw:text-style-name="P34" svg:width="3.617cm" svg:height="2.876cm" svg:x="3.023cm" svg:y="0.406cm"><text:p text:style-name="P33"><text:span text:style-name="T26"><text:s/></text:span><text:span text:style-name="T27"><text:s text:c="2"/></text:span><text:span text:style-name="T27">DataFr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6">Panel</text:span></text:p>
        </text:list-item>
      </text:list>
      <text:p text:style-name="P7" loext:marker-style-name="T6"><draw:custom-shape text:anchor-type="paragraph" draw:z-index="3" draw:name="Shape 5" draw:style-name="gr4" draw:text-style-name="P32" svg:width="2.488cm" svg:height="1.22cm" svg:x="11.067cm" svg:y="0.335cm"><text:p text:style-name="P32"><text:span text:style-name="T25">DataFrame</text:span></text:p>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 3" draw:style-name="gr6" draw:text-style-name="P32" svg:width="2.17cm" svg:height="1.22cm" svg:x="3.852cm" svg:y="0.459cm"><text:p text:style-name="P32"><text:span text:style-name="T25">Seri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6"/></text:p>
      <text:p text:style-name="P7" loext:marker-style-name="T6"><text:span text:style-name="T6"/></text:p>
      <text:p text:style-name="P8" loext:marker-style-name="T6"><text:span text:style-name="T6"><text:tab/></text:span></text:p>
      <text:list text:style-name="L2">
        <text:list-item>
          <text:p text:style-name="P9" loext:marker-style-name="T6"><text:span text:style-name="T15">T</text:span><text:span text:style-name="T14">he higher dimensional data structure is a container of its lower dimensional data structure. </text:span></text:p>
        </text:list-item>
        <text:list-item>
          <text:p text:style-name="P10" loext:marker-style-name="T6"><text:span text:style-name="T14">For example, </text:span></text:p>
          <text:p text:style-name="P10" loext:marker-style-name="T6"><text:span text:style-name="T16">Data-Frame</text:span><text:span text:style-name="T14"> is a </text:span><text:span text:style-name="T16">container</text:span><text:span text:style-name="T14"> of Series, Panel is a </text:span><text:span text:style-name="T16">container</text:span><text:span text:style-name="T14"> of </text:span><text:span text:style-name="T16">Data Frame.</text:span><text:span text:style-name="T13"> </text:span></text:p>
          <text:p text:style-name="P10" loext:marker-style-name="T6"><text:span text:style-name="T13"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0">Data Structure</text:p>
          </table:table-cell>
          <table:table-cell table:style-name="Table1.A1" office:value-type="string">
            <text:p text:style-name="P29">Dimension</text:p>
          </table:table-cell>
          <table:table-cell table:style-name="Table1.C1" office:value-type="string">
            <text:p text:style-name="P29">Description</text:p>
          </table:table-cell>
        </table:table-row>
        <table:table-row>
          <table:table-cell table:style-name="Table1.A2" office:value-type="string">
            <text:p text:style-name="P26">Series</text:p>
          </table:table-cell>
          <table:table-cell table:style-name="Table1.A2" office:value-type="string">
            <text:p text:style-name="P26">1</text:p>
          </table:table-cell>
          <table:table-cell table:style-name="Table1.C2" office:value-type="string">
            <text:p text:style-name="P27">1<text:span text:style-name="T21">D</text:span> homogen<text:span text:style-name="T21">e</text:span>ous array, size-immutable</text:p>
          </table:table-cell>
        </table:table-row>
        <table:table-row>
          <table:table-cell table:style-name="Table1.A2" office:value-type="string">
            <text:p text:style-name="P26">Data Frame<text:span text:style-name="T21">s</text:span></text:p>
          </table:table-cell>
          <table:table-cell table:style-name="Table1.A2" office:value-type="string">
            <text:p text:style-name="P26">2</text:p>
          </table:table-cell>
          <table:table-cell table:style-name="Table1.C2" office:value-type="string">
            <text:p text:style-name="P28">2D labeled, size-mutable tabular structure with potentially heterogeneous column</text:p>
          </table:table-cell>
        </table:table-row>
        <table:table-row>
          <table:table-cell table:style-name="Table1.A2" office:value-type="string">
            <text:p text:style-name="P26">Panel</text:p>
          </table:table-cell>
          <table:table-cell table:style-name="Table1.A2" office:value-type="string">
            <text:p text:style-name="P26">3</text:p>
          </table:table-cell>
          <table:table-cell table:style-name="Table1.C2" office:value-type="string">
            <text:p text:style-name="P28">3D labeled, size-mutable array</text:p>
          </table:table-cell>
        </table:table-row>
      </table:table>
      <text:p text:style-name="P11" loext:marker-style-name="T6"><text:span text:style-name="T12"/></text:p>
      <text:p text:style-name="P17" loext:marker-style-name="T6"><text:span text:style-name="T23">Mutability</text:span></text:p>
      <text:list text:style-name="L3">
        <text:list-item>
          <text:p text:style-name="P13" loext:marker-style-name="T6"><text:span text:style-name="T7">All Pandas Data structure are </text:span><text:span text:style-name="T9">value mutable</text:span></text:p>
        </text:list-item>
        <text:list-item>
          <text:p text:style-name="P21" loext:marker-style-name="T6"><text:span text:style-name="T17">Series all are size mutable. Series is </text:span><text:span text:style-name="T19">size immutable.</text:span></text:p>
        </text:list-item>
      </text:list>
      <text:p text:style-name="P22" loext:marker-style-name="T6"><text:span text:style-name="T19">Note − DataFrame is widely used and one of the most important data structures. Panel is used much less.</text:span></text:p>
      <text:p text:style-name="P18" loext:marker-style-name="T6"><text:span text:style-name="T20">Kye Points</text:span></text:p>
      <text:p text:style-name="P23" loext:marker-style-name="T6">Series : - <text:s/>Homogeneous data, Size Immutable, Value Mutable</text:p>
      <text:p text:style-name="P23" loext:marker-style-name="T6">Data Frames:- Heterogeneous data, Size Mutable, Value Mutable </text:p>
      <text:p text:style-name="P23" loext:marker-style-name="T6"><text:span text:style-name="T18">Panel:- </text:span><text:span text:style-name="T19"><text:s/></text:span><text:span text:style-name="T18">Heterogeneous data, Size Mutable, Value Mutable </text:span></text:p>
      <text:p text:style-name="P22" loext:marker-style-name="T6"/>
      <text:p text:style-name="P22" loext:marker-style-name="T6"><text:soft-page-break/></text:p>
      <text:p text:style-name="P19" loext:marker-style-name="T6">Series</text:p>
      <text:list text:style-name="L4">
        <text:list-item>
          <text:p text:style-name="P24" loext:marker-style-name="T6">Series can be right or created as per bellow</text:p>
          <text:p text:style-name="P25" loext:marker-style-name="T6">pandas.Series(data, index, dtype, copy)</text:p>
        </text:list-item>
      </text:list>
      <text:p text:style-name="P14" loext:marker-style-name="T6"><text:tab/><text:tab/><text:a xlink:type="simple" xlink:href="data:-" text:style-name="Internet_20_link" text:visited-style-name="Visited_20_Internet_20_Link"><text:span text:style-name="T22">data</text:span></text:a><text:span text:style-name="T22"> </text:span><text:span text:style-name="T24">takes various forms like ndarray, list, constatnt</text:span></text:p>
      <text:p text:style-name="P3" loext:marker-style-name="T6"><text:span text:style-name="T22"><text:tab/> <text:s text:c="8"/>index</text:span><text:span text:style-name="T24"> values must unique and hashable, same length as data, default (np.arrange(n)) <text:s text:c="6"/>if not given index</text:span></text:p>
      <text:p text:style-name="P12" loext:marker-style-name="T6"><text:tab/><text:tab/><text:span text:style-name="T22">dtype</text:span><text:span text:style-name="T24"> is for datatype</text:span></text:p>
      <text:p text:style-name="P12" loext:marker-style-name="T6"><text:s text:c="12"/><text:tab/><text:span text:style-name="T22">copy</text:span><text:span text:style-name="T24"> data, by default (false)</text:span></text:p>
      <text:p text:style-name="P12" loext:marker-style-name="T6"/>
      <text:p text:style-name="P12" loext:marker-style-name="T6"/>
      <text:p text:style-name="P20" loext:marker-style-name="T6">DataFrames</text:p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><text:soft-page-break/></text:p>
      <text:p text:style-name="P12" loext:marker-style-name="T6"/>
      <text:p text:style-name="P12" loext:marker-style-name="T6"/>
      <text:p text:style-name="P12" loext:marker-style-name="T6"><draw:frame text:anchor-type="paragraph" draw:z-index="6" draw:name="Text Frame 1" draw:style-name="gr1" draw:text-style-name="P31" svg:width="20.55cm" svg:height="5.91cm" svg:x="-1.774cm" svg:y="0.289cm"><draw:text-box><text:p><text:s text:c="3"/></text:p><text:p><text:s text:c="5"/></text:p><text:p/><text:p/><text:p/><text:p><text:s text:c="2"/></text:p></draw:text-box></draw:frame></text:p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4" loext:marker-style-name="T6"><text:span text:style-name="T6">Note: </text:span></text:p>
      <text:list text:continue-list="list151339998612009" text:style-name="WWNum1">
        <text:list-item>
          <text:p text:style-name="P5" loext:marker-style-name="T6"><text:span text:style-name="T6">Most imp tutorial to read for any devloper <text:s/>sharing a </text:span><text:span text:style-name="T8">link <text:s/></text:span><text:a xlink:type="simple" xlink:href="https://www.tutorialspoint.com/developers_best_practices/documentation_is_key.htm" text:style-name="Internet_20_link" text:visited-style-name="Visited_20_Internet_20_Link">https<text:span text:style-name="T10">://</text:span><text:span text:style-name="T8">www</text:span><text:span text:style-name="T10">.</text:span><text:span text:style-name="T8">tutorialspoint</text:span><text:span text:style-name="T10">.</text:span><text:span text:style-name="T8">com</text:span><text:span text:style-name="T10">/</text:span><text:span text:style-name="T8">developers</text:span><text:span text:style-name="T10">_</text:span><text:span text:style-name="T8">best</text:span><text:span text:style-name="T10">_</text:span><text:span text:style-name="T8">practices</text:span><text:span text:style-name="T10">/</text:span><text:span text:style-name="T8">documentation</text:span><text:span text:style-name="T10">_</text:span><text:span text:style-name="T8">is</text:span><text:span text:style-name="T10">_</text:span><text:span text:style-name="T8">key</text:span><text:span text:style-name="T10">.</text:span><text:span text:style-name="T8">htm</text:span></text:a></text:p>
        </text:list-item>
        <text:list-item>
          <text:p text:style-name="P5" loext:marker-style-name="T6"><text:span text:style-name="T11"><text:s/></text:span><text:span text:style-name="T6">To</text:span><text:span text:style-name="T11"> </text:span><text:span text:style-name="T6">find</text:span><text:span text:style-name="T11"> </text:span><text:span text:style-name="T6">out</text:span><text:span text:style-name="T11"> </text:span><text:span text:style-name="T6">debug</text:span><text:span text:style-name="T11"> </text:span><text:span text:style-name="T6">keyword</text:span><text:span text:style-name="T11"> </text:span><text:span text:style-name="T6">in</text:span><text:span text:style-name="T11"> </text:span><text:span text:style-name="T6">all</text:span><text:span text:style-name="T11"> </text:span><text:span text:style-name="T6">the</text:span><text:span text:style-name="T11"> </text:span><text:span text:style-name="T6">C</text:span><text:span text:style-name="T11">++ </text:span><text:span text:style-name="T6">files</text:span><text:span text:style-name="T11"> </text:span><text:span text:style-name="T6">available</text:span><text:span text:style-name="T11"> </text:span><text:span text:style-name="T6">in</text:span><text:span text:style-name="T11"> </text:span><text:span text:style-name="T6">various</text:span><text:span text:style-name="T11"> </text:span><text:span text:style-name="T6">directories</text:span><text:span text:style-name="T11"> </text:span><text:span text:style-name="T6">and</text:span><text:span text:style-name="T11"> </text:span><text:span text:style-name="T6">sub</text:span><text:span text:style-name="T11">-</text:span><text:span text:style-name="T6">directories.</text:span></text:p>
        </text:list-item>
      </text:list>
      <text:p text:style-name="P4" loext:marker-style-name="T6"><text:span text:style-name="T6"><text:s text:c="14"/></text:span><text:span text:style-name="T8">$find</text:span><text:span text:style-name="T10"> . -</text:span><text:span text:style-name="T8">name</text:span><text:span text:style-name="T10"> \</text:span><text:span text:style-name="T8">*</text:span><text:span text:style-name="T10">.</text:span><text:span text:style-name="T8">cpp</text:span><text:span text:style-name="T10"> -</text:span><text:span text:style-name="T8">exec</text:span><text:span text:style-name="T10"> </text:span><text:span text:style-name="T8">grep</text:span><text:span text:style-name="T10"> -</text:span><text:span text:style-name="T8">q</text:span><text:span text:style-name="T10"> </text:span><text:span text:style-name="T8">"debug"</text:span><text:span text:style-name="T10"> </text:span><text:span text:style-name="T8">'</text:span><text:span text:style-name="T10">{}</text:span><text:span text:style-name="T8">'</text:span><text:span text:style-name="T10"> \; -</text:span><text:span text:style-name="T8">print</text:span></text:p>
      <text:p text:style-name="P16"><draw:custom-shape text:anchor-type="paragraph" draw:z-index="4" draw:name="Shape 6" draw:style-name="gr3" svg:width="4.287cm" svg:height="1.465cm" svg:x="7.927cm" svg:y="2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7" draw:style-name="gr2" svg:width="4.146cm" svg:height="1.218cm" svg:x="13.924cm" svg:y="2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 Math" svg:font-family="'Cambria Math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adornments="Regular" style:font-family-generic="roman" style:font-pitch="variable" style:font-charset="x-symbol"/>
    <style:font-face style:name="Verdana" svg:font-family="Verdana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/>
      <style:text-properties officeooo:rsid="0025c846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Symbol" fo:font-family="Symbol" style:font-family-generic="roman" style:font-pitch="variable"/>
    </style:style>
    <style:style style:name="ListLabel_20_2" style:display-name="ListLabel 2" style:family="text">
      <style:text-properties style:font-name="Symbol" fo:font-family="Symbol" style:font-family-generic="roman" style:font-pitch="variable"/>
    </style:style>
    <style:style style:name="ListLabel_20_3" style:display-name="ListLabel 3" style:family="text">
      <style:text-properties style:font-name="Symbol" fo:font-family="Symbol" style:font-family-generic="roman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12:45:44.907000000</meta:creation-date>
    <dc:date>2024-08-21T15:13:16.944000000</dc:date>
    <meta:editing-duration>PT1H48M26S</meta:editing-duration>
    <meta:editing-cycles>8</meta:editing-cycles>
    <meta:generator>LibreOffice/24.2.5.2$Windows_X86_64 LibreOffice_project/bffef4ea93e59bebbeaf7f431bb02b1a39ee8a59</meta:generator>
    <meta:document-statistic meta:table-count="1" meta:image-count="0" meta:object-count="0" meta:page-count="4" meta:paragraph-count="51" meta:word-count="417" meta:character-count="2739" meta:non-whitespace-character-count="2323"/>
  </office:meta>
</office:document-meta>
</file>